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cm" style:auto-text-indent="false"/>
      <style:text-properties style:font-name="宋体" fo:font-size="14pt" officeooo:paragraph-rsid="0009c1b8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37b2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144999" style:font-name-asian="宋体" style:font-size-asian="14pt" style:font-size-complex="14pt"/>
    </style:style>
    <style:style style:name="P4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e6871" officeooo:paragraph-rsid="00144999" style:font-name-asian="宋体" style:font-size-asian="14pt" style:font-size-complex="14pt"/>
    </style:style>
    <style:style style:name="P5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10e66c" style:font-name-asian="宋体" style:font-size-asian="14pt" style:font-size-complex="14pt"/>
    </style:style>
    <style:style style:name="P6" style:family="paragraph" style:parent-style-name="Standard">
      <style:paragraph-properties fo:line-height="150%" fo:orphans="2" fo:widows="2" fo:text-indent="0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7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P8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9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11eb14" officeooo:paragraph-rsid="0011eb14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fo:color="#ff0000" loext:opacity="100%" style:font-name="宋体1" fo:font-size="12pt" style:font-size-asian="12pt"/>
    </style:style>
    <style:style style:name="T3" style:family="text">
      <style:text-properties style:language-complex="ar" style:country-complex="SA"/>
    </style:style>
    <style:style style:name="T4" style:family="text">
      <style:text-properties style:text-position="super 58%" style:language-complex="ar" style:country-complex="SA"/>
    </style:style>
    <style:style style:name="T5" style:family="text">
      <style:text-properties style:text-position="super 58%"/>
    </style:style>
    <style:style style:name="T6" style:family="text">
      <style:text-properties officeooo:rsid="000af3c6" style:language-complex="ar" style:country-complex="SA"/>
    </style:style>
    <style:style style:name="T7" style:family="text">
      <style:text-properties officeooo:rsid="001330e0"/>
    </style:style>
    <style:style style:name="T8" style:family="text">
      <style:text-properties officeooo:rsid="000a37b2"/>
    </style:style>
    <style:style style:name="T9" style:family="text">
      <style:text-properties officeooo:rsid="000af3c6"/>
    </style:style>
    <style:style style:name="T10" style:family="text">
      <style:text-properties officeooo:rsid="00144999" style:language-complex="ar" style:country-complex="S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44999"/>
    </style:style>
    <style:style style:name="T13" style:family="text">
      <style:text-properties fo:font-weight="bold" officeooo:rsid="00144999" style:font-weight-asian="bold" style:font-weight-complex="bold"/>
    </style:style>
    <style:style style:name="T14" style:family="text">
      <style:text-properties officeooo:rsid="000c9543"/>
    </style:style>
    <style:style style:name="T15" style:family="text">
      <style:text-properties officeooo:rsid="0010e66c"/>
    </style:style>
    <style:style style:name="T16" style:family="text">
      <style:text-properties fo:font-weight="bold" officeooo:rsid="000e6871" style:font-weight-asian="bold" style:font-weight-complex="bold"/>
    </style:style>
    <style:style style:name="T17" style:family="text">
      <style:text-properties officeooo:rsid="000c9543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手术入路对患者的预后和面部美观至关重要，若想达到最佳固定效果，根据我们的实验结果发现，需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2" loext:marker-style-name="T1"><text:span text:style-name="T3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4">[32]</text:span><field:fieldmark-end/>在<text:span text:style-name="T3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3">38%-40%</text:span>，并有<text:span text:style-name="T3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5">[33]</text:span><field:fieldmark-end/>。<text:span text:style-name="T3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4">[34]</text:span><field:fieldmark-end/>首次描述了<text:span text:style-name="T3">Risdon</text:span>入路，后被<text:span text:style-name="T3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4">[35]</text:span><field:fieldmark-end/>改良。此入路方式切口更加隐蔽，且不容易出现神经损伤的症状。<text:span text:style-name="T3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4">[36]</text:span><field:fieldmark-end/>发现使用<text:span text:style-name="T3">Risdon</text:span>入路方法时，仅有<text:span text:style-name="T3">16.6%</text:span>的病例出现了神经损伤的症状，<text:span text:style-name="T3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4">[37]</text:span><field:fieldmark-end/>同样选择<text:span text:style-name="T3">Risdon</text:span>入路设计治疗下颌骨骨折，术后发生神经损伤的病例为<text:span text:style-name="T3">23%</text:span>。</text:p>
      <text:p text:style-name="P2" loext:marker-style-name="T1">由此可见，<text:span text:style-name="T3">Risdo</text:span><text:span text:style-name="T6">n</text:span>入路的并发症发生率远低于下颌后入路，在临床中从并发症控制的角度选择<text:span text:style-name="T3">Riso</text:span><text:span text:style-name="T6">n</text:span>具有明显优势。</text:p>
      <text:p text:style-name="P2" loext:marker-style-name="T1">虽然<text:span text:style-name="T7">R</text:span><text:span text:style-name="T8">i</text:span><text:span text:style-name="T7">s</text:span><text:span text:style-name="T8">d</text:span><text:span text:style-name="T9">on</text:span><text:span text:style-name="T8">入路相较于下颌后入路有以上的优点，但是risdo</text:span><text:span text:style-name="T9">n</text:span><text:span text:style-name="T8">是否适用与下颌升支骨折时内固定的手术入路的问题目前仍不明确，</text:span>根据我们的文献检索，目前尚无对下颌升支骨折入路选择的研究，考虑到由于髁突的解剖位置距离乙状切迹较近，故我们参考髁突骨折的手术入路研究，对下颌升支骨折手术入路的问题进行讨论。</text:p>
      <text:p text:style-name="P3" loext:marker-style-name="T1"><text:soft-page-break/><text:span text:style-name="T3">Rob</text:span><text:span text:style-name="T10">in et al(Mandibular subcondylar fracture accessibility with transparotid approach by rhytidectomy and modified Risdon approach: an anatomical comparative study).</text:span>通过标本解剖对比的方式对改良<text:span text:style-name="T3">Risdon</text:span>入路和<text:span text:style-name="T11"> rhytidectomy入路 </text:span>进行对比，主要对比了这两种手术入路对髁突骨折的暴露范围，对<text:span text:style-name="T3">12</text:span>个头骨标本进行解剖学研究，并设置了<text:span text:style-name="T3">0～100</text:span>的综合评分标准来衡量暴露效果及手术时解剖位置的可及性，Risdon入路的平均评分为<text:span text:style-name="T3">55.88</text:span>，即<text:span text:style-name="T3">55.88%</text:span>的可及区域与所需区域吻合。rhytidectomy<text:span text:style-name="T11">入路</text:span>的平均评分为<text:span text:style-name="T3">91.05</text:span>，即<text:span text:style-name="T3">91.05%</text:span>的可及区域与所需区域吻合。两种技术之间的评分差异具有统计学意义 (<text:span text:style-name="T3">p &lt; 0.001</text:span>)rhytidectomy<text:span text:style-name="T11">入路</text:span>在治疗下颌骨髁突骨折方面更有效，尤其是在治疗髁突高位骨折时。与<text:span text:style-name="T3">Risdon</text:span>入路相比，rhytidectomy<text:span text:style-name="T11">入路</text:span>提供了更大的可到达区域，从而更容易进行骨折复位和内固定。然而，rhytidectomy<text:span text:style-name="T11">入路</text:span>对于治疗低髁突骨折可能比较困难，并且存在腮腺瘘的风险。而<text:span text:style-name="T9">risdon入路虽然对髁突高位骨折的暴露效果较差，但是对髁突基底部的暴露效果较好。</text:span></text:p>
      <text:p text:style-name="P4" loext:marker-style-name="T1">有研究表明，通过充分分离附着于下颌骨升支后缘的咬肌，可以通过Risdon入路直接观察、复位和固定所有下颌骨髁状突基底部部骨折。此外，当仅使用 Risdon入路不容易对髁突高位进行复位固定操作，通过结合Risdon入路使用Trochar可以很好地进行复位<text:span text:style-name="T12">（The application of the Risdon approach for mandibular condyle fractures）</text:span>。但使用Transbuccal trocar instrumentation<text:span text:style-name="T11">有较高的技术敏感性，学习曲线较高，并且存在潜在的感染风险。</text:span><text:span text:style-name="T13">（Transbuccal Approach in Management of Mandible AngleFracture）</text:span></text:p>
      <text:p text:style-name="P5" loext:marker-style-name="T1">而对于下颌升支骨折来说，如将上部微钛板固定到乙状切迹最高处，<text:span text:style-name="T11">即等同于髁状颈部的解剖位置</text:span>，<text:span text:style-name="T14">risdon入路无法</text:span>获得完整的暴露范围，出现术中操<text:soft-page-break/>作不便，无法直视术区等问题。需要使用其他范围较大的手术入路方式，或在使用<text:span text:style-name="T15">risdon入路的同时附加</text:span>使用<text:span text:style-name="T16">trocar cannula</text:span>进行操作。但单纯使用<text:span text:style-name="T3">Risdo</text:span><text:span text:style-name="T17">n</text:span>入路，对髁状突基底部暴露效果较好，双微钛板的距离为<text:span text:style-name="T14">20mm时，即满足一期愈合条件的同时，上部微钛版的位置位于髁突基底部位置之下（图），即可以达到满意的暴露效果。相对与下颌后入路，在避免了使用其他手术入路增加并发症发生率。并且不需要使用技术敏感性较高，并存在潜在感染风险的</text:span><text:span text:style-name="T16">trocar cannula。</text:span></text:p>
      <text:p text:style-name="P6" loext:marker-style-name="T1"><text:tab/></text:p>
      <text:p text:style-name="P7" loext:marker-style-name="T1"/>
      <text:p text:style-name="P8" loext:marker-style-name="T2"/>
      <text:p text:style-name="P8" loext:marker-style-name="T2"/>
      <text:p text:style-name="P9" loext:marker-style-name="T2">目前对下颌升支骨折固定方式的研究较少，其中****在病例中提到了要使用两点固定，但对双微钛版间距的选择并没有明确的量化标准，下颌升支骨折双微钛板固定的间距仍属研究空白。因双微钛板间距的选择可能会影响到手术方案的设计，骨折术后稳定性等问题，故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3T22:01:57.272744133</dc:date>
    <meta:editing-duration>PT1H53M12S</meta:editing-duration>
    <meta:editing-cycles>6</meta:editing-cycles>
    <meta:document-statistic meta:table-count="0" meta:image-count="0" meta:object-count="0" meta:page-count="3" meta:paragraph-count="9" meta:word-count="1494" meta:character-count="2058" meta:non-whitespace-character-count="2013"/>
  </office:meta>
</office:document-meta>
</file>